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MethodArgumentResolverTests.resolveMessageSubclas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MethodArgumentResolverTests.resolveWithPayloadTypeOutOf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MethodArgumentResolverTests.resolveWithMessageSubclassAndPayload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MethodArgumentResolverTests.resolveWithMatchingPayloa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MethodArgumentResolverTests.handle( Message &lt; ? &gt; wildcardPayload , Message &lt; Integer &gt; integerPayload , Message &lt; Number &gt; numberPayload , Message &lt; ? extends Number &gt; anyNumberPayload , ErrorMessage subClass , Message &lt; Foo &gt; foo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o.setFoo(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ethodArgumentResolverTests.resolveWithConversionNoMatching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MethodArgumentResolverTests.resolveWithConversionNeededButNo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MethodArgumentResolverTests.resolveWithJacksonConver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MethodArgumentResolverTests.resolveWithWrongMessag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MethodArgumentResolverTests.resolveWithPayloadTypeAs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MethodArgumentResolverTests.resolveWithConversionEmptyPayloadButNo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MethodArgumentResolverTests.resolveWithPayloadTypeAsWildcardAndNo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MethodArgumentResolverTests.resolveWithPayloadType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MethodArgumentResolverTests.resolveWith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MethodArgumentResolverTests.resolveWithConversionEmpty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o.get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MethodArgumentResolverTests.resolveWithPayloadTypeUpper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